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officeooo:paragraph-rsid="000b147e"/>
    </style:style>
    <style:style style:name="P2" style:family="paragraph" style:parent-style-name="Text_20_body">
      <style:text-properties style:font-name="Liberation Sans" fo:font-style="italic" officeooo:paragraph-rsid="000b147e" style:font-style-asian="italic" style:font-style-complex="italic"/>
    </style:style>
    <style:style style:name="P3" style:family="paragraph" style:parent-style-name="Text_20_body">
      <style:text-properties officeooo:paragraph-rsid="000bf258"/>
    </style:style>
    <style:style style:name="P4" style:family="paragraph" style:parent-style-name="Text_20_body">
      <style:text-properties officeooo:paragraph-rsid="000c3427"/>
    </style:style>
    <style:style style:name="P5" style:family="paragraph" style:parent-style-name="Heading_20_1">
      <style:text-properties officeooo:paragraph-rsid="000c3427"/>
    </style:style>
    <style:style style:name="P6" style:family="paragraph" style:parent-style-name="Heading_20_2">
      <style:text-properties officeooo:paragraph-rsid="000bf258"/>
    </style:style>
    <style:style style:name="P7" style:family="paragraph" style:parent-style-name="Heading_20_2">
      <style:text-properties officeooo:paragraph-rsid="000c3427"/>
    </style:style>
    <style:style style:name="T1" style:family="text">
      <style:text-properties officeooo:rsid="000b147e"/>
    </style:style>
    <style:style style:name="T2" style:family="text">
      <style:text-properties officeooo:rsid="000bf258"/>
    </style:style>
    <style:style style:name="T3" style:family="text">
      <style:text-properties officeooo:rsid="000c34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3">HIVEMIND USER GUIDE</text:span></text:h>
      <text:p text:style-name="P1"><text:span text:style-name="T1">Welcome to Hivemind!</text:span></text:p>
      <text:p text:style-name="P2"><text:span text:style-name="T1">For an installation guide, see the separate document of the same name.</text:span></text:p>
      <text:p text:style-name="P1"><text:span text:style-name="T1">Hivemind is a simple mobile app that will help you take, share, and organize your notes.</text:span></text:p>
      <text:p text:style-name="P1"><text:span text:style-name="T1">With Hivemind, all notes belong to a “hive”. Hives are used to categorize your notes, say, for different classes you're taking or different projects you're working on.</text:span></text:p>
      <text:p text:style-name="P1"><text:span text:style-name="T1">To get started, simply choose a hive and add some notes! If you're joining a hive which already has notes, you'll be able to see them right after joining. If you're in a hive, you have access to all of the notes in that hive.</text:span></text:p>
      <text:h text:style-name="P6" text:outline-level="2"><text:span text:style-name="T2">Getting Started</text:span></text:h>
      <text:p text:style-name="P3"><text:span text:style-name="T2">To get started with Hivemind, start the app and tap “sign-up”. After submitting your desired credentials, you'll be able to log in.</text:span></text:p>
      <text:h text:style-name="Heading_20_2" text:outline-level="2"><text:span text:style-name="T3">Your User View</text:span></text:h>
      <text:p text:style-name="P4"><text:span text:style-name="T3">Upon logging in, you'll be presented with a view of your account details and a menu from which you can access all other app functionality. You can return to this view at any time by tapping the app's “home” button.</text:span></text:p>
      <text:h text:style-name="P6" text:outline-level="2"><text:span text:style-name="T2">Checking Notes</text:span></text:h>
      <text:p text:style-name="P3"><text:span text:style-name="T2">You can view notes that already exist in a hive by pressing “view notes”.</text:span></text:p>
      <text:h text:style-name="P6" text:outline-level="2"><text:span text:style-name="T2">Editing Notes</text:span></text:h>
      <text:p text:style-name="P3"><text:span text:style-name="T2">You can alter notes by tapping “edit notes”.</text:span></text:p>
      <text:h text:style-name="P6" text:outline-level="2"><text:span text:style-name="T2">Deleting Notes</text:span></text:h>
      <text:p text:style-name="P3"><text:span text:style-name="T2">You can delete notes by tapping “edit notes”, selecting a note, and then tapping “delete”.</text:span></text:p>
      <text:h text:style-name="P6" text:outline-level="2"><text:span text:style-name="T2">Taking Notes</text:span></text:h>
      <text:p text:style-name="P3"><text:span text:style-name="T2">You can add a new note to a hive by tapping “take notes”.</text:span></text:p>
      <text:h text:style-name="P7" text:outline-level="2"><text:span text:style-name="T3">Getting Help</text:span></text:h>
      <text:p text:style-name="P4"><text:span text:style-name="T3">You can tap the question mark (“?”) on any view to get help about that part of the app.</text:span></text:p>
      <text:h text:style-name="P7" text:outline-level="2"><text:span text:style-name="T3">Finishing Up</text:span></text:h>
      <text:p text:style-name="P4"><text:span text:style-name="T3">You can log out of Hivemind with the “log out” butt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Gay</meta:initial-creator>
    <meta:creation-date>2013-05-01T10:45:03</meta:creation-date>
    <meta:generator>LibreOffice/3.6$Linux_X86_64 LibreOffice_project/360m1$Build-2</meta:generator>
    <dc:date>2013-05-01T11:00:12</dc:date>
    <dc:creator>David Gay</dc:creator>
    <meta:editing-duration>PT10M32S</meta:editing-duration>
    <meta:editing-cycles>3</meta:editing-cycles>
    <meta:document-statistic meta:table-count="0" meta:image-count="0" meta:object-count="0" meta:page-count="1" meta:paragraph-count="22" meta:word-count="265" meta:character-count="1445" meta:non-whitespace-character-count="1202"/>
  </office:meta>
</office:document-meta>
</file>